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53in" svg:x="23.5327in" svg:y="2.4579in">
            <draw:object draw:notify-on-update-of-ranges="Sheet1.AL2:Sheet1.AL2 Sheet1.AL3:Sheet1.AL6 Sheet1.AM2:Sheet1.AM2 Sheet1.AM3:Sheet1.AM6 Sheet1.AL2:Sheet1.AL2 Sheet1.AL3:Sheet1.AL6 Sheet1.AN2:Sheet1.AN2 Sheet1.AN3:Sheet1.AN6 Sheet1.AL2:Sheet1.AL2 Sheet1.AL3:Sheet1.AL6 Sheet1.AO2:Sheet1.AO2 Sheet1.AO3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29.8303in" svg:y="2.2693in">
            <draw:object draw:notify-on-update-of-ranges="Sheet1.AL8:Sheet1.AL8 Sheet1.AL9:Sheet1.AL12 Sheet1.AM8:Sheet1.AM8 Sheet1.AM9:Sheet1.AM12 Sheet1.AL8:Sheet1.AL8 Sheet1.AL9:Sheet1.AL12 Sheet1.AN8:Sheet1.AN8 Sheet1.AN9:Sheet1.AN12 Sheet1.AL8:Sheet1.AL8 Sheet1.AL9:Sheet1.AL12 Sheet1.AO8:Sheet1.AO8 Sheet1.AO9:Sheet1.AO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table:formula="of:=AVERAGE([.C24];[.C59];[.C94])" office:value-type="float" office:value="53160144.4444445" calcext:value-type="float">
            <text:p>5.32E+007</text:p>
          </table:table-cell>
          <table:table-cell table:number-columns-repeated="2"/>
          <table:table-cell table:style-name="ce1" table:formula="of:=AVERAGE([.F24];[.F59];[.F94])" office:value-type="float" office:value="65739522.2222222" calcext:value-type="float">
            <text:p>6.57E+007</text:p>
          </table:table-cell>
          <table:table-cell table:number-columns-repeated="2"/>
          <table:table-cell table:style-name="ce1" table:formula="of:=AVERAGE([.I24];[.I59];[.I94])" office:value-type="float" office:value="55611388.8888889" calcext:value-type="float">
            <text:p>5.56E+007</text:p>
          </table:table-cell>
          <table:table-cell table:number-columns-repeated="2"/>
          <table:table-cell table:style-name="ce1" table:formula="of:=AVERAGE([.L24];[.L59];[.L94])" office:value-type="float" office:value="52127488.8888889" calcext:value-type="float">
            <text:p>5.21E+007</text:p>
          </table:table-cell>
          <table:table-cell table:number-columns-repeated="2"/>
          <table:table-cell table:style-name="ce1" table:formula="of:=AVERAGE([.O24];[.O59];[.O94])" office:value-type="float" office:value="62022300" calcext:value-type="float">
            <text:p>6.20E+007</text:p>
          </table:table-cell>
          <table:table-cell table:number-columns-repeated="2"/>
          <table:table-cell table:style-name="ce1" table:formula="of:=AVERAGE([.R24];[.R59];[.R94])" office:value-type="float" office:value="61875588.8888889" calcext:value-type="float">
            <text:p>6.19E+007</text:p>
          </table:table-cell>
          <table:table-cell table:number-columns-repeated="2"/>
          <table:table-cell table:style-name="ce1" table:formula="of:=AVERAGE([.U24];[.U59];[.U94])" office:value-type="float" office:value="61312755.5555556" calcext:value-type="float">
            <text:p>6.13E+007</text:p>
          </table:table-cell>
          <table:table-cell table:number-columns-repeated="2"/>
          <table:table-cell table:style-name="ce1" table:formula="of:=AVERAGE([.X24];[.X59];[.X94])" office:value-type="float" office:value="59685844.4444445" calcext:value-type="float">
            <text:p>5.97E+007</text:p>
          </table:table-cell>
          <table:table-cell table:number-columns-repeated="2"/>
          <table:table-cell table:style-name="ce1" table:formula="of:=AVERAGE([.Z24];[.Z25];[.Z26])" office:value-type="float" office:value="60726900" calcext:value-type="float">
            <text:p>6.07E+007</text:p>
          </table:table-cell>
          <table:table-cell table:number-columns-repeated="2"/>
          <table:table-cell table:style-name="ce1" table:formula="of:=AVERAGE([.AC24];[.AC25];[.AC26])" office:value-type="float" office:value="59943900" calcext:value-type="float">
            <text:p>5.99E+007</text:p>
          </table:table-cell>
          <table:table-cell table:number-columns-repeated="2"/>
          <table:table-cell table:style-name="ce1" table:formula="of:=AVERAGE([.AF24];[.AF25];[.AF26])" office:value-type="float" office:value="60131333.3333333" calcext:value-type="float">
            <text:p>6.01E+007</text:p>
          </table:table-cell>
          <table:table-cell table:number-columns-repeated="2"/>
          <table:table-cell table:style-name="ce1" table:formula="of:=AVERAGE([.AI24];[.AI25];[.AI26])" office:value-type="float" office:value="60145000" calcext:value-type="float">
            <text:p>6.01E+007</text:p>
          </table:table-cell>
          <table:table-cell/>
          <table:table-cell office:value-type="string" calcext:value-type="string">
            <text:p>graph generati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0.0420649" calcext:value-type="float">
            <text:p>0.0420649</text:p>
          </table:table-cell>
          <table:table-cell office:value-type="float" office:value="0.401828" calcext:value-type="float">
            <text:p>0.401828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02279" calcext:value-type="float">
            <text:p>0.00802279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233926" calcext:value-type="float">
            <text:p>0.23392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46694" calcext:value-type="float">
            <text:p>0.00546694</text:p>
          </table:table-cell>
          <table:table-cell office:value-type="float" office:value="0.0147672" calcext:value-type="float">
            <text:p>0.0147672</text:p>
          </table:table-cell>
          <table:table-cell office:value-type="float" office:value="0.121639" calcext:value-type="float">
            <text:p>0.121639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16112" calcext:value-type="float">
            <text:p>0.00416112</text:p>
          </table:table-cell>
          <table:table-cell office:value-type="float" office:value="0.00908494" calcext:value-type="float">
            <text:p>0.00908494</text:p>
          </table:table-cell>
          <table:table-cell office:value-type="float" office:value="0.064748" calcext:value-type="float">
            <text:p>0.064748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0726900" calcext:value-type="float">
            <text:p>60726900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61875588.8888889" calcext:value-type="float">
            <text:p>61875588.8888889</text:p>
          </table:table-cell>
          <table:table-cell table:style-name="ce1" office:value-type="float" office:value="59943900" calcext:value-type="float">
            <text:p>5.99E+00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61312755.5555556" calcext:value-type="float">
            <text:p>61312755.5555556</text:p>
          </table:table-cell>
          <table:table-cell table:style-name="ce1" office:value-type="float" office:value="60131333.3333333" calcext:value-type="float">
            <text:p>6.01E+00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127488.8888889" calcext:value-type="float">
            <text:p>52127488.8888889</text:p>
          </table:table-cell>
          <table:table-cell office:value-type="float" office:value="59685844.4444445" calcext:value-type="float">
            <text:p>59685844.4444445</text:p>
          </table:table-cell>
          <table:table-cell table:style-name="ce1" office:value-type="float" office:value="601450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 table:style-name="ce1" table:formula="of:=AVERAGE([.B24];[.B25];[.B26])" office:value-type="float" office:value="46377433.3333333" calcext:value-type="float">
            <text:p>4.6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24];[.E25];[.E26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 table:style-name="ce1" table:formula="of:=AVERAGE([.H24];[.H25];[.H26])" office:value-type="float" office:value="544224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 table:style-name="ce1" table:formula="of:=AVERAGE([.K24];[.K25];[.K26])" office:value-type="float" office:value="543802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 table:style-name="ce1" table:formula="of:=AVERAGE([.N24];[.N25];[.N26])" office:value-type="float" office:value="620815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 table:style-name="ce1" table:formula="of:=AVERAGE([.Q24];[.Q25];[.Q26])" office:value-type="float" office:value="61890900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 table:style-name="ce1" table:formula="of:=AVERAGE([.T24];[.T25];[.T26])" office:value-type="float" office:value="620838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 table:style-name="ce1" table:formula="of:=AVERAGE([.W24];[.W25];[.W26])" office:value-type="float" office:value="59688633.3333333" calcext:value-type="float">
            <text:p>5.9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  <table:table-cell table:number-columns-repeated="6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 table:style-name="ce1" table:formula="of:=AVERAGE([.B59];[.B60];[.B61])" office:value-type="float" office:value="47384200" calcext:value-type="float">
            <text:p>4.7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59];[.E60];[.E61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 table:style-name="ce1" table:formula="of:=AVERAGE([.H59];[.H60];[.H61])" office:value-type="float" office:value="58493466.6666667" calcext:value-type="float">
            <text:p>5.8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 table:style-name="ce1" table:formula="of:=AVERAGE([.K59];[.K60];[.K61])" office:value-type="float" office:value="54058400" calcext:value-type="float">
            <text:p>5.4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59];[.N60];[.N61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59];[.Q60];[.Q61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 table:style-name="ce1" table:formula="of:=AVERAGE([.T59];[.T60];[.T61])" office:value-type="float" office:value="59559233.3333333" calcext:value-type="float">
            <text:p>5.9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style-name="ce1" table:formula="of:=AVERAGE([.W59];[.W60];[.W61])" office:value-type="float" office:value="59688800" calcext:value-type="float">
            <text:p>5.97E+007</text:p>
          </table:table-cell>
          <table:table-cell table:number-columns-repeated="2"/>
          <table:table-cell table:style-name="ce1" table:formula="of:=AVERAGE([.Z59];[.Z60];[.Z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59];[.AC60];[.AC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59];[.AF60];[.AF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59];[.AI60];[.AI6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8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 table:style-name="ce1" table:formula="of:=AVERAGE([.B94];[.B95];[.B96])" office:value-type="float" office:value="65718800" calcext:value-type="float">
            <text:p>6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 table:style-name="ce1" table:formula="of:=AVERAGE([.E94];[.E95];[.E96])" office:value-type="float" office:value="65447500" calcext:value-type="float">
            <text:p>6.5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 table:style-name="ce1" table:formula="of:=AVERAGE([.H94];[.H95];[.H96])" office:value-type="float" office:value="53918266.6666667" calcext:value-type="float">
            <text:p>5.3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 table:style-name="ce1" table:formula="of:=AVERAGE([.K94];[.K95];[.K96])" office:value-type="float" office:value="47943833.3333333" calcext:value-type="float">
            <text:p>4.7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94];[.N95];[.N96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94];[.Q95];[.Q96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 table:style-name="ce1" table:formula="of:=AVERAGE([.T94];[.T95];[.T96])" office:value-type="float" office:value="62295166.6666667" calcext:value-type="float">
            <text:p>6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style-name="ce1" table:formula="of:=AVERAGE([.W94];[.W95];[.W96])" office:value-type="float" office:value="59680100" calcext:value-type="float">
            <text:p>5.97E+007</text:p>
          </table:table-cell>
          <table:table-cell table:number-columns-repeated="2"/>
          <table:table-cell table:style-name="ce1" table:formula="of:=AVERAGE([.Z94];[.Z95];[.Z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94];[.AC95];[.AC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94];[.AF95];[.AF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94];[.AI95];[.AI9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0:36:15.24575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6-15T11:02:48.030292604</dc:date>
    <meta:editing-duration>PT33M19S</meta:editing-duration>
    <meta:editing-cycles>4</meta:editing-cycles>
    <meta:generator>LibreOffice/4.2.7.2$Linux_X86_64 LibreOffice_project/420m0$Build-2</meta:generator>
    <meta:document-statistic meta:table-count="1" meta:cell-count="2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6.208cm" svg:y="0.316cm" chart:style-name="ch2">
          <text:p>Graph generation</text:p>
        </chart:title>
        <chart:legend chart:legend-position="end" svg:x="13.304cm" svg:y="3.706cm" style:legend-expansion="high" chart:style-name="ch3"/>
        <chart:plot-area chart:style-name="ch4" table:cell-range-address="Sheet1.AL2:Sheet1.AO6" chart:data-source-has-labels="row" svg:x="1.33cm" svg:y="1.301cm" svg:width="11.655cm" svg:height="6.544cm">
          <chartooo:coordinate-region svg:x="2.242cm" svg:y="1.501cm" svg:width="10.649cm" svg:height="5.697cm"/>
          <chart:axis chart:dimension="x" chart:name="primary-x" chart:style-name="ch5">
            <chart:title svg:x="5.883cm" svg:y="8.025cm" chart:style-name="ch6">
              <text:p>Number of CPUs</text:p>
            </chart:title>
          </chart:axis>
          <chart:axis chart:dimension="y" chart:name="primary-y" chart:style-name="ch5">
            <chart:title svg:x="0.451cm" svg:y="4.974cm" chart:style-name="ch7">
              <text:p>Time</text:p>
            </chart:title>
            <chart:grid chart:style-name="ch8" chart:class="major"/>
          </chart:axis>
          <chart:series chart:style-name="ch9" chart:values-cell-range-address="Sheet1.AM3:Sheet1.AM6" chart:label-cell-address="Sheet1.AM2:Sheet1.AM2" chart:class="chart:scatter">
            <chart:domain table:cell-range-address="Sheet1.AL3:Sheet1.AL6"/>
            <chart:data-point chart:repeated="4"/>
          </chart:series>
          <chart:series chart:style-name="ch10" chart:values-cell-range-address="Sheet1.AN3:Sheet1.AN6" chart:label-cell-address="Sheet1.AN2:Sheet1.AN2" chart:class="chart:scatter">
            <chart:data-point chart:repeated="4"/>
          </chart:series>
          <chart:series chart:style-name="ch11" chart:values-cell-range-address="Sheet1.AO3:Sheet1.AO6" chart:label-cell-address="Sheet1.AO2:Sheet1.AO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2:Sheet1.AM2</svg:desc>
                </draw:g>
              </table:table-cell>
              <table:table-cell office:value-type="string">
                <text:p>Scale 12</text:p>
                <draw:g>
                  <svg:desc>Sheet1.AN2:Sheet1.AN2</svg:desc>
                </draw:g>
              </table:table-cell>
              <table:table-cell office:value-type="string">
                <text:p>Scale 15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3:Sheet1.AL6</svg:desc>
                </draw:g>
              </table:table-cell>
              <table:table-cell office:value-type="float" office:value="0.010999">
                <text:p>0.010999</text:p>
                <draw:g>
                  <svg:desc>Sheet1.AM3:Sheet1.AM6</svg:desc>
                </draw:g>
              </table:table-cell>
              <table:table-cell office:value-type="float" office:value="0.0420649">
                <text:p>0.0420649</text:p>
                <draw:g>
                  <svg:desc>Sheet1.AN3:Sheet1.AN6</svg:desc>
                </draw:g>
              </table:table-cell>
              <table:table-cell office:value-type="float" office:value="0.401828">
                <text:p>0.401828</text:p>
                <draw:g>
                  <svg:desc>Sheet1.AO3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02279">
                <text:p>0.00802279</text:p>
              </table:table-cell>
              <table:table-cell office:value-type="float" office:value="0.0266311">
                <text:p>0.0266311</text:p>
              </table:table-cell>
              <table:table-cell office:value-type="float" office:value="0.233926">
                <text:p>0.23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46694">
                <text:p>0.00546694</text:p>
              </table:table-cell>
              <table:table-cell office:value-type="float" office:value="0.0147672">
                <text:p>0.0147672</text:p>
              </table:table-cell>
              <table:table-cell office:value-type="float" office:value="0.121639">
                <text:p>0.12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16112">
                <text:p>0.00416112</text:p>
              </table:table-cell>
              <table:table-cell office:value-type="float" office:value="0.00908494">
                <text:p>0.00908494</text:p>
              </table:table-cell>
              <table:table-cell office:value-type="float" office:value="0.064748">
                <text:p>0.06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356cm" svg:y="0.316cm" chart:style-name="ch2">
          <text:p>Edges traversed vs Number of CPU</text:p>
        </chart:title>
        <chart:legend chart:legend-position="end" svg:x="13.304cm" svg:y="3.705cm" style:legend-expansion="high" chart:style-name="ch3"/>
        <chart:plot-area chart:style-name="ch4" table:cell-range-address="Sheet1.AL8:Sheet1.AO12" chart:data-source-has-labels="row" svg:x="1.33cm" svg:y="1.301cm" svg:width="11.655cm" svg:height="6.543cm">
          <chartooo:coordinate-region svg:x="3.063cm" svg:y="1.501cm" svg:width="9.828cm" svg:height="5.696cm"/>
          <chart:axis chart:dimension="x" chart:name="primary-x" chart:style-name="ch5">
            <chart:title svg:x="5.883cm" svg:y="8.024cm" chart:style-name="ch6">
              <text:p>Number of CPUs</text:p>
            </chart:title>
          </chart:axis>
          <chart:axis chart:dimension="y" chart:name="primary-y" chart:style-name="ch5">
            <chart:title svg:x="0.451cm" svg:y="6.455cm" chart:style-name="ch7">
              <text:p>Edges tranversed (TEPS)</text:p>
            </chart:title>
            <chart:grid chart:style-name="ch8" chart:class="major"/>
          </chart:axis>
          <chart:series chart:style-name="ch9" chart:values-cell-range-address="Sheet1.AM9:Sheet1.AM12" chart:label-cell-address="Sheet1.AM8:Sheet1.AM8" chart:class="chart:scatter">
            <chart:domain table:cell-range-address="Sheet1.AL9:Sheet1.AL12"/>
            <chart:data-point chart:repeated="4"/>
          </chart:series>
          <chart:series chart:style-name="ch10" chart:values-cell-range-address="Sheet1.AN9:Sheet1.AN12" chart:label-cell-address="Sheet1.AN8:Sheet1.AN8" chart:class="chart:scatter">
            <chart:data-point chart:repeated="4"/>
          </chart:series>
          <chart:series chart:style-name="ch11" chart:values-cell-range-address="Sheet1.AO9:Sheet1.AO12" chart:label-cell-address="Sheet1.AO8:Sheet1.AO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8:Sheet1.AM8</svg:desc>
                </draw:g>
              </table:table-cell>
              <table:table-cell office:value-type="string">
                <text:p>Scale 12</text:p>
                <draw:g>
                  <svg:desc>Sheet1.AN8:Sheet1.AN8</svg:desc>
                </draw:g>
              </table:table-cell>
              <table:table-cell office:value-type="string">
                <text:p>Scale 15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9:Sheet1.AL12</svg:desc>
                </draw:g>
              </table:table-cell>
              <table:table-cell office:value-type="float" office:value="53160144.4444445">
                <text:p>53160144.4444445</text:p>
                <draw:g>
                  <svg:desc>Sheet1.AM9:Sheet1.AM12</svg:desc>
                </draw:g>
              </table:table-cell>
              <table:table-cell office:value-type="float" office:value="62022300">
                <text:p>62022300</text:p>
                <draw:g>
                  <svg:desc>Sheet1.AN9:Sheet1.AN12</svg:desc>
                </draw:g>
              </table:table-cell>
              <table:table-cell office:value-type="float" office:value="60726900">
                <text:p>60726900</text:p>
                <draw:g>
                  <svg:desc>Sheet1.AO9:Sheet1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39522.2222222">
                <text:p>65739522.2222222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59943900">
                <text:p>5994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611388.8888889">
                <text:p>556113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60131333.3333333">
                <text:p>6013133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127488.8888889">
                <text:p>52127488.8888889</text:p>
              </table:table-cell>
              <table:table-cell office:value-type="float" office:value="59685844.4444445">
                <text:p>59685844.4444445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